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1200000144D52D06ABEEAD9DD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486cm" svg:height="2.742cm" svg:x="8.265cm" svg:y="13.467cm">
          <draw:image xlink:href="Pictures/100002010000021200000144D52D06ABEEAD9D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47:55.416682054</meta:creation-date>
    <dc:date>2018-02-09T16:48:11.659427661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